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color="#000000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f450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add58a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Price ($)</text:p>
          </table:table-cell>
          <table:table-cell table:style-name="ce4" office:value-type="string" calcext:value-type="string">
            <text:p>Adelhyde</text:p>
          </table:table-cell>
          <table:table-cell table:style-name="ce5" office:value-type="string" calcext:value-type="string">
            <text:p>Bronson Ext</text:p>
          </table:table-cell>
          <table:table-cell table:style-name="ce6" office:value-type="string" calcext:value-type="string">
            <text:p>Pwd Delta</text:p>
          </table:table-cell>
          <table:table-cell table:style-name="ce7" office:value-type="string" calcext:value-type="string">
            <text:p>Flanergide</text:p>
          </table:table-cell>
          <table:table-cell table:style-name="ce8" office:value-type="string" calcext:value-type="string">
            <text:p>Karmotrine</text:p>
          </table:table-cell>
          <table:table-cell office:value-type="string" calcext:value-type="string">
            <text:p>Ice Rock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ou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d Touch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Vintage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2:.J2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ei</text:p>
          </table:table-cell>
          <table:table-cell office:value-type="string" calcext:value-type="string">
            <text:p>Strong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eer</text:p>
          </table:table-cell>
          <table:table-cell table:style-name="ce2" office:value-type="string" calcext:value-type="string">
            <text:p>Bubbly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Vintag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formula="of:=SUM([.F3:.J3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eeding Jan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oberin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formula="of:=SUM([.F4:.J4])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loom Ligh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Y</text:p>
          </table:table-cell>
          <table:table-cell table:style-name="ce3"/>
          <table:table-cell table:formula="of:=SUM([.F5:.J5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ue Fairy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6:.J6])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randtini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formula="of:=SUM([.F7:.J7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l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balt Velvet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8:.J8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ma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revice Spike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obering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t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formula="of:=SUM([.F9:.J9])" office:value-type="float" office:value="6" calcext:value-type="float">
            <text:p>6</text:p>
          </table:table-cell>
          <table:table-cell office:value-type="string" calcext:value-type="string">
            <text:p>with op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uffy Dream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10:.J10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ringe Weaver</text:p>
          </table:table-cell>
          <table:table-cell table:style-name="ce3" office:value-type="string" calcext:value-type="string">
            <text:p>Bubbly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formula="of:=SUM([.F11:.J11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othy Water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Bland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formula="of:=SUM([.F12:.J12])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rizzly Temple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formula="of:=SUM([.F13:.J13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t Punch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Strong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14:.J14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rsblas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formula="of:=SUM([.F15:.J15])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curyblast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SUM([.F16:.J16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onblast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formula="of:=SUM([.F17:.J17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ano Man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Strong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18:.J18])"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iano Woman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formula="of:=SUM([.F19:.J19])"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oth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ledriver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formula="of:=SUM([.F20:.J20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parkle Star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opt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formula="of:=SUM([.F21:.J21])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gar Rush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Happy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formula="of:=SUM([.F22:.J22])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unshine Cloud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Soft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formula="of:=SUM([.F23:.J23])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plex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24:.J24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Zen Star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formula="of:=SUM([.F25:.J25])"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 Fedora “w/ perfume &amp; a plum”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17:34:55.006327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24:39.408338494</meta:creation-date>
    <dc:date>2019-12-25T22:42:09.084680254</dc:date>
    <meta:editing-duration>PT23H8M25S</meta:editing-duration>
    <meta:editing-cycles>16</meta:editing-cycles>
    <meta:generator>LibreOffice/6.0.7.3$Linux_X86_64 LibreOffice_project/00m0$Build-3</meta:generator>
    <meta:document-statistic meta:table-count="1" meta:cell-count="321" meta:object-count="0"/>
  </office:meta>
</office:document-meta>
</file>